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style:text-align-source="fix" style:repeat-content="false" fo:border-left="0.06pt solid #000080" fo:border-right="0.06pt solid #000080" fo:border-top="0.06pt solid #00008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80" fo:border-right="none" fo:border-top="none"/>
    </style:style>
    <style:style style:name="ce4" style:family="table-cell" style:parent-style-name="Default">
      <style:table-cell-properties fo:border-bottom="0.06pt solid #000080" fo:border-left="0.06pt solid #00008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80"/>
    </style:style>
    <style:style style:name="ce6" style:family="table-cell" style:parent-style-name="Default">
      <style:table-cell-properties fo:border-bottom="0.06pt solid #00008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80" fo:border-top="0.06pt solid #000080"/>
    </style:style>
    <style:style style:name="ce8" style:family="table-cell" style:parent-style-name="Default">
      <style:table-cell-properties fo:border-bottom="none" fo:border-left="none" fo:border-right="0.06pt solid #000080" fo:border-top="none"/>
    </style:style>
    <style:style style:name="ce9" style:family="table-cell" style:parent-style-name="Default">
      <style:table-cell-properties fo:border-bottom="0.06pt solid #000080" fo:border-left="none" fo:border-right="0.06pt solid #00008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riteria</text:p>
          </table:table-cell>
          <table:table-cell table:number-columns-repeated="6"/>
          <table:table-cell office:value-type="string" calcext:value-type="string">
            <text:p>bob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jarak yang dibutuhkan untuk ke supplier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Harga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Kualitas pupuk yang disediakan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Kelengkapan dokumen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5" table:number-rows-spanned="1">
            <text:p>penghitungan vektor S</text:p>
          </table:table-cell>
          <table:covered-table-cell table:number-columns-repeated="3"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C1(km)</text:p>
          </table:table-cell>
          <table:table-cell office:value-type="string" calcext:value-type="string">
            <text:p>C2(Rp) dalam ribua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/>
          <table:table-cell table:style-name="ce3"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table:style-name="ce8" office:value-type="string" calcext:value-type="string">
            <text:p>sTot</text:p>
          </table:table-cell>
        </table:table-row>
        <table:table-row table:style-name="ro1">
          <table:table-cell office:value-type="string" calcext:value-type="string">
            <text:p>cv. surga bahagia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table:formula="of:=[.B11]^-[.$C$19]" office:value-type="float" office:value="0.407471959787712" calcext:value-type="float">
            <text:p>0,407471959787712</text:p>
          </table:table-cell>
          <table:table-cell table:formula="of:=([.C11]^-[.$C$20])" office:value-type="float" office:value="0.327024280452292" calcext:value-type="float">
            <text:p>0,327024280452292</text:p>
          </table:table-cell>
          <table:table-cell table:formula="of:=[.D11]^[.$C$21]" office:value-type="float" office:value="1.64067071201528" calcext:value-type="float">
            <text:p>1,64067071201528</text:p>
          </table:table-cell>
          <table:table-cell table:formula="of:=[.E11]^[.$C$22]" office:value-type="float" office:value="1.16993081275869" calcext:value-type="float">
            <text:p>1,16993081275869</text:p>
          </table:table-cell>
          <table:table-cell table:style-name="ce8" table:formula="of:=[.G11]*[.H11]*[.I11]*[.J11]" office:value-type="float" office:value="0.25577572925546" calcext:value-type="float">
            <text:p>0,25577572925546</text:p>
          </table:table-cell>
        </table:table-row>
        <table:table-row table:style-name="ro1">
          <table:table-cell office:value-type="string" calcext:value-type="string">
            <text:p>cv. lambang kesenanga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3" table:formula="of:=[.B12]^-[.$C$19]" office:value-type="float" office:value="0.482474113530578" calcext:value-type="float">
            <text:p>0,482474113530578</text:p>
          </table:table-cell>
          <table:table-cell table:formula="of:=([.C12]^-[.$C$20])" office:value-type="float" office:value="0.238923924792706" calcext:value-type="float">
            <text:p>0,238923924792706</text:p>
          </table:table-cell>
          <table:table-cell table:formula="of:=[.D12]^[.$C$21]" office:value-type="float" office:value="1.77677381165825" calcext:value-type="float">
            <text:p>1,77677381165825</text:p>
          </table:table-cell>
          <table:table-cell table:formula="of:=[.E12]^[.$C$22]" office:value-type="float" office:value="1.25849895064183" calcext:value-type="float">
            <text:p>1,25849895064183</text:p>
          </table:table-cell>
          <table:table-cell table:style-name="ce8" table:formula="of:=[.G12]*[.H12]*[.I12]*[.J12]" office:value-type="float" office:value="0.257761861391394" calcext:value-type="float">
            <text:p>0,257761861391394</text:p>
          </table:table-cell>
        </table:table-row>
        <table:table-row table:style-name="ro1">
          <table:table-cell office:value-type="string" calcext:value-type="string">
            <text:p>cv. seger wara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[.B13]^-[.$C$19]" office:value-type="float" office:value="0.466797236402407" calcext:value-type="float">
            <text:p>0,466797236402407</text:p>
          </table:table-cell>
          <table:table-cell table:formula="of:=([.C13]^-[.$C$20])" office:value-type="float" office:value="0.29704970911028" calcext:value-type="float">
            <text:p>0,29704970911028</text:p>
          </table:table-cell>
          <table:table-cell table:formula="of:=[.D13]^[.$C$21]" office:value-type="float" office:value="1.77677381165825" calcext:value-type="float">
            <text:p>1,77677381165825</text:p>
          </table:table-cell>
          <table:table-cell table:formula="of:=[.E13]^[.$C$22]" office:value-type="float" office:value="1.21901365420448" calcext:value-type="float">
            <text:p>1,21901365420448</text:p>
          </table:table-cell>
          <table:table-cell table:style-name="ce8" table:formula="of:=[.G13]*[.H13]*[.I13]*[.J13]" office:value-type="float" office:value="0.300329589322635" calcext:value-type="float">
            <text:p>0,300329589322635</text:p>
          </table:table-cell>
        </table:table-row>
        <table:table-row table:style-name="ro1">
          <table:table-cell office:value-type="string" calcext:value-type="string">
            <text:p>cv. untung bahagi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[.B14]^-[.$C$19]" office:value-type="float" office:value="0.45362964728047" calcext:value-type="float">
            <text:p>0,45362964728047</text:p>
          </table:table-cell>
          <table:table-cell table:formula="of:=([.C14]^-[.$C$20])" office:value-type="float" office:value="0.310425068484659" calcext:value-type="float">
            <text:p>0,310425068484659</text:p>
          </table:table-cell>
          <table:table-cell table:formula="of:=[.D14]^[.$C$21]" office:value-type="float" office:value="1.48047285247981" calcext:value-type="float">
            <text:p>1,48047285247981</text:p>
          </table:table-cell>
          <table:table-cell table:formula="of:=[.E14]^[.$C$22]" office:value-type="float" office:value="1.21901365420448" calcext:value-type="float">
            <text:p>1,21901365420448</text:p>
          </table:table-cell>
          <table:table-cell table:style-name="ce8" table:formula="of:=[.G14]*[.H14]*[.I14]*[.J14]" office:value-type="float" office:value="0.254136611106187" calcext:value-type="float">
            <text:p>0,254136611106187</text:p>
          </table:table-cell>
        </table:table-row>
        <table:table-row table:style-name="ro1">
          <table:table-cell office:value-type="string" calcext:value-type="string">
            <text:p>cv. kuncen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table:formula="of:=[.B15]^-[.$C$19]" office:value-type="float" office:value="0.432449101460345" calcext:value-type="float">
            <text:p>0,432449101460345</text:p>
          </table:table-cell>
          <table:table-cell table:formula="of:=([.C15]^-[.$C$20])" office:value-type="float" office:value="0.327024280452292" calcext:value-type="float">
            <text:p>0,327024280452292</text:p>
          </table:table-cell>
          <table:table-cell table:formula="of:=[.D15]^[.$C$21]" office:value-type="float" office:value="1.48047285247981" calcext:value-type="float">
            <text:p>1,48047285247981</text:p>
          </table:table-cell>
          <table:table-cell table:formula="of:=[.E15]^[.$C$22]" office:value-type="float" office:value="1.10408951367381" calcext:value-type="float">
            <text:p>1,10408951367381</text:p>
          </table:table-cell>
          <table:table-cell table:style-name="ce8" table:formula="of:=[.G15]*[.H15]*[.I15]*[.J15]" office:value-type="float" office:value="0.231163749972649" calcext:value-type="float">
            <text:p>0,231163749972649</text:p>
          </table:table-cell>
        </table:table-row>
        <table:table-row table:style-name="ro1">
          <table:table-cell office:value-type="string" calcext:value-type="string">
            <text:p>cv. barito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[.B16]^-[.$C$19]" office:value-type="float" office:value="0.466797236402407" calcext:value-type="float">
            <text:p>0,466797236402407</text:p>
          </table:table-cell>
          <table:table-cell table:formula="of:=([.C16]^-[.$C$20])" office:value-type="float" office:value="0.285930183983911" calcext:value-type="float">
            <text:p>0,285930183983911</text:p>
          </table:table-cell>
          <table:table-cell table:formula="of:=[.D16]^[.$C$21]" office:value-type="float" office:value="1.77677381165825" calcext:value-type="float">
            <text:p>1,77677381165825</text:p>
          </table:table-cell>
          <table:table-cell table:formula="of:=[.E16]^[.$C$22]" office:value-type="float" office:value="1.21901365420448" calcext:value-type="float">
            <text:p>1,21901365420448</text:p>
          </table:table-cell>
          <table:table-cell table:style-name="ce8" table:formula="of:=[.G16]*[.H16]*[.I16]*[.J16]" office:value-type="float" office:value="0.289087287740628" calcext:value-type="float">
            <text:p>0,289087287740628</text:p>
          </table:table-cell>
        </table:table-row>
        <table:table-row table:style-name="ro1">
          <table:table-cell office:value-type="string" calcext:value-type="string">
            <text:p>cv. andito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[.B17]^-[.$C$19]" office:value-type="float" office:value="0.432449101460345" calcext:value-type="float">
            <text:p>0,432449101460345</text:p>
          </table:table-cell>
          <table:table-cell table:style-name="ce6" table:formula="of:=([.C17]^-[.$C$20])" office:value-type="float" office:value="0.29704970911028" calcext:value-type="float">
            <text:p>0,29704970911028</text:p>
          </table:table-cell>
          <table:table-cell table:style-name="ce6" table:formula="of:=[.D17]^[.$C$21]" office:value-type="float" office:value="1.77677381165825" calcext:value-type="float">
            <text:p>1,77677381165825</text:p>
          </table:table-cell>
          <table:table-cell table:style-name="ce6" table:formula="of:=[.E17]^[.$C$22]" office:value-type="float" office:value="1.21901365420448" calcext:value-type="float">
            <text:p>1,21901365420448</text:p>
          </table:table-cell>
          <table:table-cell table:style-name="ce9" table:formula="of:=[.G17]*[.H17]*[.I17]*[.J17]" office:value-type="float" office:value="0.278230569755486" calcext:value-type="float">
            <text:p>0,2782305697554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tal s</text:p>
          </table:table-cell>
          <table:table-cell table:formula="of:=SUM([.K11:.K17])" office:value-type="float" office:value="1.86648539854444" calcext:value-type="float">
            <text:p>1,86648539854444</text:p>
          </table:table-cell>
        </table:table-row>
        <table:table-row table:style-name="ro1">
          <table:table-cell office:value-type="string" calcext:value-type="string">
            <text:p>penghitungan normalisasi</text:p>
          </table:table-cell>
          <table:table-cell office:value-type="string" calcext:value-type="string">
            <text:p>w1</text:p>
          </table:table-cell>
          <table:table-cell table:formula="of:=[.H2]/SUM([.$H$2:.$H$5])" office:value-type="float" office:value="0.214285714285714" calcext:value-type="float">
            <text:p>0,2142857142857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2</text:p>
          </table:table-cell>
          <table:table-cell table:formula="of:=[.H3]/SUM([.$H$2:.$H$5])" office:value-type="float" office:value="0.285714285714286" calcext:value-type="float">
            <text:p>0,2857142857142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3</text:p>
          </table:table-cell>
          <table:table-cell table:formula="of:=[.H4]/SUM([.$H$2:.$H$5])" office:value-type="float" office:value="0.357142857142857" calcext:value-type="float">
            <text:p>0,3571428571428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4</text:p>
          </table:table-cell>
          <table:table-cell table:formula="of:=[.H5]/SUM([.$H$2:.$H$5])" office:value-type="float" office:value="0.142857142857143" calcext:value-type="float">
            <text:p>0,14285714285714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1</text:p>
          </table:table-cell>
          <table:table-cell table:formula="of:=[.K11]/[.$K$18]" office:value-type="float" office:value="0.137036019384306" calcext:value-type="float">
            <text:p>0,137036019384306</text:p>
          </table:table-cell>
          <table:table-cell/>
          <table:table-cell office:value-type="string" calcext:value-type="string">
            <text:p>v3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v2</text:p>
          </table:table-cell>
          <table:table-cell table:style-name="ce1" table:formula="of:=[.K12]/[.$K$18]" office:value-type="float" office:value="0.138100122075644" calcext:value-type="float">
            <text:p>0,138100122075644</text:p>
          </table:table-cell>
          <table:table-cell/>
          <table:table-cell office:value-type="string" calcext:value-type="string">
            <text:p>v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 table:formula="of:=[.K13]/[.$K$18]" office:value-type="float" office:value="0.160906476716531" calcext:value-type="float">
            <text:p>0,160906476716531</text:p>
          </table:table-cell>
          <table:table-cell/>
          <table:table-cell office:value-type="string" calcext:value-type="string">
            <text:p>v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</text:p>
          </table:table-cell>
          <table:table-cell table:formula="of:=[.K14]/[.$K$18]" office:value-type="float" office:value="0.136157835097115" calcext:value-type="float">
            <text:p>0,136157835097115</text:p>
          </table:table-cell>
          <table:table-cell/>
          <table:table-cell table:style-name="ce1" office:value-type="string" calcext:value-type="string">
            <text:p>v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5</text:p>
          </table:table-cell>
          <table:table-cell table:formula="of:=[.K15]/[.$K$18]" office:value-type="float" office:value="0.123849749991572" calcext:value-type="float">
            <text:p>0,123849749991572</text:p>
          </table:table-cell>
          <table:table-cell/>
          <table:table-cell office:value-type="string" calcext:value-type="string">
            <text:p>v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6</text:p>
          </table:table-cell>
          <table:table-cell table:formula="of:=[.K16]/[.$K$18]" office:value-type="float" office:value="0.154883230249789" calcext:value-type="float">
            <text:p>0,154883230249789</text:p>
          </table:table-cell>
          <table:table-cell/>
          <table:table-cell office:value-type="string" calcext:value-type="string">
            <text:p>v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7</text:p>
          </table:table-cell>
          <table:table-cell table:formula="of:=[.K17]/[.$K$18]" office:value-type="float" office:value="0.149066566485043" calcext:value-type="float">
            <text:p>0,149066566485043</text:p>
          </table:table-cell>
          <table:table-cell/>
          <table:table-cell office:value-type="string" calcext:value-type="string">
            <text:p>v5</text:p>
          </table:table-cell>
          <table:table-cell table:number-columns-repeated="6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formula="of:=(4^-0.3)*(3^0.2)*(1^0.5)" office:value-type="float" office:value="0.821875914758613" calcext:value-type="float">
            <text:p>0,821875914758613</text:p>
          </table:table-cell>
          <table:table-cell table:number-columns-repeated="10"/>
        </table:table-row>
      </table:table>
      <table:table table:name="Feuille2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nilai</text:p>
          </table:table-cell>
          <table:table-cell office:value-type="float" office:value="0.130560491696544" calcext:value-type="float">
            <text:p>0,13056049169654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nilai</text:p>
          </table:table-cell>
          <table:table-cell office:value-type="float" office:value="0.149424861268932" calcext:value-type="float">
            <text:p>0,149424861268932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nilai</text:p>
          </table:table-cell>
          <table:table-cell office:value-type="float" office:value="0.160760888405419" calcext:value-type="float">
            <text:p>0,160760888405419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nilai</text:p>
          </table:table-cell>
          <table:table-cell office:value-type="float" office:value="0.14013470703017" calcext:value-type="float">
            <text:p>0,14013470703017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nilai</text:p>
          </table:table-cell>
          <table:table-cell office:value-type="float" office:value="0.114547744113999" calcext:value-type="float">
            <text:p>0,114547744113999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nilai</text:p>
          </table:table-cell>
          <table:table-cell office:value-type="float" office:value="0.156060609314938" calcext:value-type="float">
            <text:p>0,156060609314938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nilai</text:p>
          </table:table-cell>
          <table:table-cell office:value-type="float" office:value="0.148510698169998" calcext:value-type="float">
            <text:p>0,148510698169998</text:p>
          </table:table-cell>
        </table:table-row>
      </table:table>
      <table:named-expressions/>
      <table:database-ranges>
        <table:database-range table:name="__Anonymous_Sheet_DB__0" table:target-range-address="Sheet1.F24:Sheet1.F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9:25:04.164044132</meta:creation-date>
    <dc:date>2017-11-22T10:01:50.767087522</dc:date>
    <meta:editing-duration>PT21H36M6S</meta:editing-duration>
    <meta:editing-cycles>13</meta:editing-cycles>
    <meta:generator>LibreOffice/5.4.3.2$Linux_X86_64 LibreOffice_project/40m0$Build-2</meta:generator>
    <meta:document-statistic meta:table-count="2" meta:cell-count="153" meta:object-count="0"/>
  </office:meta>
</office:document-meta>
</file>